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71cd" officeooo:paragraph-rsid="000171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is the command to track</text:p>
      <text:p text:style-name="P1">git add demofile.tx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5T05:15:15.517742300</meta:creation-date>
    <dc:date>2025-06-05T05:15:40.314851400</dc:date>
    <meta:editing-duration>PT28S</meta:editing-duration>
    <meta:editing-cycles>1</meta:editing-cycles>
    <meta:document-statistic meta:table-count="0" meta:image-count="0" meta:object-count="0" meta:page-count="1" meta:paragraph-count="2" meta:word-count="9" meta:character-count="48" meta:non-whitespace-character-count="41"/>
    <meta:generator>LibreOffice/25.2.2.2$Windows_X86_64 LibreOffice_project/7370d4be9e3cf6031a51beef54ff3bda878e3fac</meta:generator>
  </office:meta>
</office:document-meta>
</file>